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5e52" officeooo:paragraph-rsid="00195e52"/>
    </style:style>
    <style:style style:name="P2" style:family="paragraph" style:parent-style-name="Standard">
      <style:text-properties officeooo:rsid="001adcf8" officeooo:paragraph-rsid="001adcf8"/>
    </style:style>
    <style:style style:name="P3" style:family="paragraph" style:parent-style-name="Standard">
      <style:text-properties officeooo:rsid="001c74a8" officeooo:paragraph-rsid="001c74a8"/>
    </style:style>
    <style:style style:name="P4" style:family="paragraph" style:parent-style-name="Standard">
      <style:text-properties officeooo:rsid="001d063b" officeooo:paragraph-rsid="001d063b"/>
    </style:style>
    <style:style style:name="P5" style:family="paragraph" style:parent-style-name="Standard">
      <style:text-properties officeooo:rsid="001d063b" officeooo:paragraph-rsid="001fac5c"/>
    </style:style>
    <style:style style:name="P6" style:family="paragraph" style:parent-style-name="Standard">
      <style:text-properties officeooo:rsid="001e3b2f" officeooo:paragraph-rsid="001e3b2f"/>
    </style:style>
    <style:style style:name="P7" style:family="paragraph" style:parent-style-name="Standard">
      <style:text-properties fo:font-size="16pt" officeooo:rsid="00195e52" officeooo:paragraph-rsid="00195e52" style:font-size-asian="16pt" style:font-size-complex="16pt"/>
    </style:style>
    <style:style style:name="P8" style:family="paragraph" style:parent-style-name="Standard">
      <style:text-properties fo:font-size="16pt" officeooo:rsid="001adcf8" officeooo:paragraph-rsid="001adcf8" style:font-size-asian="16pt" style:font-size-complex="16pt"/>
    </style:style>
    <style:style style:name="P9" style:family="paragraph" style:parent-style-name="Standard">
      <style:text-properties fo:font-size="16pt" officeooo:rsid="001fac5c" officeooo:paragraph-rsid="001fac5c" style:font-size-asian="16pt" style:font-size-complex="16pt"/>
    </style:style>
    <style:style style:name="P10" style:family="paragraph" style:parent-style-name="Standard">
      <style:text-properties fo:font-size="16pt" officeooo:rsid="0022f276" officeooo:paragraph-rsid="0022f276" style:font-size-asian="16pt" style:font-size-complex="16pt"/>
    </style:style>
    <style:style style:name="P11" style:family="paragraph" style:parent-style-name="Standard">
      <style:text-properties fo:font-size="16pt" officeooo:rsid="00238a50" officeooo:paragraph-rsid="00238a50" style:font-size-asian="16pt" style:font-size-complex="16pt"/>
    </style:style>
    <style:style style:name="P12" style:family="paragraph" style:parent-style-name="Standard">
      <style:text-properties fo:font-size="12pt" officeooo:rsid="001fac5c" officeooo:paragraph-rsid="001fac5c" style:font-size-asian="12pt" style:font-size-complex="12pt"/>
    </style:style>
    <style:style style:name="P13" style:family="paragraph" style:parent-style-name="Standard">
      <style:text-properties fo:font-size="12pt" officeooo:rsid="00204662" officeooo:paragraph-rsid="00204662" style:font-size-asian="12pt" style:font-size-complex="12pt"/>
    </style:style>
    <style:style style:name="P14" style:family="paragraph" style:parent-style-name="Standard">
      <style:text-properties fo:font-size="12pt" officeooo:rsid="0022f276" officeooo:paragraph-rsid="00204662" style:font-size-asian="12pt" style:font-size-complex="12pt"/>
    </style:style>
    <style:style style:name="P15" style:family="paragraph" style:parent-style-name="Standard">
      <style:text-properties fo:font-size="12pt" officeooo:rsid="0022f276" officeooo:paragraph-rsid="0022f276" style:font-size-asian="12pt" style:font-size-complex="12pt"/>
    </style:style>
    <style:style style:name="P16" style:family="paragraph" style:parent-style-name="Standard">
      <style:text-properties officeooo:rsid="00238a50" officeooo:paragraph-rsid="00238a50"/>
    </style:style>
    <style:style style:name="P17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18" style:family="paragraph" style:parent-style-name="Standard">
      <style:text-properties officeooo:paragraph-rsid="00238a50"/>
    </style:style>
    <style:style style:name="P19" style:family="paragraph" style:parent-style-name="Standard">
      <style:text-properties fo:color="#000000" loext:opacity="100%" style:font-name="Liberation Serif" fo:font-size="16pt" officeooo:rsid="0020f537" officeooo:paragraph-rsid="00238a50" fo:background-color="#ffffff" style:font-size-asian="16pt" style:font-size-complex="16pt"/>
    </style:style>
    <style:style style:name="P20" style:family="paragraph" style:parent-style-name="Standard">
      <style:text-properties officeooo:rsid="0023b527" officeooo:paragraph-rsid="0023b527"/>
    </style:style>
    <style:style style:name="P21" style:family="paragraph" style:parent-style-name="Standard">
      <style:text-properties officeooo:paragraph-rsid="0023b527"/>
    </style:style>
    <style:style style:name="T1" style:family="text">
      <style:text-properties officeooo:rsid="001fac5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204662"/>
    </style:style>
    <style:style style:name="T4" style:family="text">
      <style:text-properties officeooo:rsid="0020f537"/>
    </style:style>
    <style:style style:name="T5" style:family="text">
      <style:text-properties officeooo:rsid="00238a50"/>
    </style:style>
    <style:style style:name="T6" style:family="text">
      <style:text-properties fo:color="#808080" loext:opacity="100%" style:font-name="Droid Sans Mono" fo:font-size="10.5pt" fo:font-weight="normal" fo:background-color="#1f1f1f" loext:char-shading-value="0"/>
    </style:style>
    <style:style style:name="T7" style:family="text">
      <style:text-properties fo:color="#808080" loext:opacity="100%" style:font-name="Droid Sans Mono" fo:font-weight="normal"/>
    </style:style>
    <style:style style:name="T8" style:family="text">
      <style:text-properties fo:color="#808080" loext:opacity="100%" style:font-name="Droid Sans Mono" fo:font-weight="normal" fo:background-color="#1f1f1f" loext:char-shading-value="0"/>
    </style:style>
    <style:style style:name="T9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10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1" style:family="text">
      <style:text-properties fo:color="#9cdcfe" loext:opacity="100%"/>
    </style:style>
    <style:style style:name="T12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13" style:family="text">
      <style:text-properties fo:color="#ce9178" loext:opacity="100%"/>
    </style:style>
    <style:style style:name="T14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15" style:family="text">
      <style:text-properties style:font-name="Droid Sans Mono" fo:font-weight="normal"/>
    </style:style>
    <style:style style:name="T16" style:family="text">
      <style:text-properties fo:font-weight="normal"/>
    </style:style>
    <style:style style:name="T17" style:family="text">
      <style:text-properties fo:font-weight="normal" officeooo:rsid="00238a50"/>
    </style:style>
    <style:style style:name="T18" style:family="text">
      <style:text-properties officeooo:rsid="0023b527"/>
    </style:style>
    <style:style style:name="T19" style:family="text">
      <style:text-properties fo:color="#d7ba7d" loext:opacity="100%"/>
    </style:style>
    <style:style style:name="T20" style:family="text">
      <style:text-properties fo:color="#b5cea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reating a website</text:p>
      <text:p text:style-name="P1"/>
      <text:p text:style-name="P1"/>
      <text:p text:style-name="P1">The first file should be index.html, this is the homepage of the website that is automatically opened when you go the the website link. </text:p>
      <text:p text:style-name="P1"/>
      <text:p text:style-name="P1">Enter: ! [tab] to generate the empty website template</text:p>
      <text:p text:style-name="P1"/>
      <text:p text:style-name="P1">The website content are the text, images and buttons on the website, these are created in html and css (cascading styles shades), which can create for flexible and varied styles.</text:p>
      <text:p text:style-name="P1"/>
      <text:p text:style-name="P8">HTML</text:p>
      <text:p text:style-name="P2"/>
      <text:p text:style-name="P2">a line start with a tag ‘&lt;’ and a tag name <text:s/>(e.g., ‘html’) and then any attributes, to do an attribute enter a space after the tag name and enter the attribute (e.g., ‘width = “200”’).</text:p>
      <text:p text:style-name="P2"/>
      <text:p text:style-name="P2">common tag names: <text:s/>‘&lt;html’ ‘&lt;head’ ‘&lt;title’ ‘&lt;body’ etc.</text:p>
      <text:p text:style-name="P2"/>
      <text:p text:style-name="P3">the headers tags &lt;h1 to &lt;h6 importance for things like google to rank your page to certain topics</text:p>
      <text:p text:style-name="P3"/>
      <text:p text:style-name="P3">&lt;p is a paragraph and &lt;br is a line break</text:p>
      <text:p text:style-name="P3"/>
      <text:p text:style-name="P9">CSS</text:p>
      <text:p text:style-name="P5"/>
      <text:p text:style-name="P5"><text:span text:style-name="T1">css </text:span>can be brought into the code in two ways either using the &lt;style tag or the &lt;link tag, the link has the advantage that every html file can link to the separate css file. Anything inside the &lt;style tag is now css, not html. Inside the &lt;styles tag you have selector{property: value; ….} with properties and values, that is all css is and we just need to know how to use them . <text:s/>For example by replacing ‘selector’ with ‘h1’ you target all h1s on your page.</text:p>
      <text:p text:style-name="P4"/>
      <text:p text:style-name="P6"><text:span text:style-name="T2">Building a layout</text:span></text:p>
      <text:p text:style-name="P6"><text:span text:style-name="T2"/></text:p>
      <text:p text:style-name="P12">A few new tags &lt;div <text:span text:style-name="T3">creates a new section but this can be confusing if many are used. Therefore, semantic tags were introduced, &lt;div tags with different names for easier reading or source code (e.g.,&lt;header, &lt;nav, &lt;section, &lt;footer).</text:span></text:p>
      <text:p text:style-name="P12"/>
      <text:p text:style-name="P13">What is a layout: <text:span text:style-name="T4">Basically it provides the basic design of the website. It needs to include all the important sections and its subareas. For example you could have a header tag that houses a nav (navigation) tag, with links to all relevant areas of the website. Different sections can be held in &lt;div tags (for example a search bar or a list of images).</text:span></text:p>
      <text:p text:style-name="P13"/>
      <text:p text:style-name="P10">Flew Layouts</text:p>
      <text:p text:style-name="P14"/>
      <text:p text:style-name="P15">Flexible layouts need to be defined at a level up from the section that should be flexible by using display: flex (end then e.g. flex-direction: row). </text:p>
      <text:p text:style-name="P6"/>
      <text:p text:style-name="P11">Multiple Pages</text:p>
      <text:p text:style-name="P16"/>
      <text:p text:style-name="P18"><text:span text:style-name="T5">You can create multiple pages by producing several html files and link to them using </text:span><text:span text:style-name="T6">&lt;</text:span><text:span text:style-name="T9">li</text:span><text:span text:style-name="T6">&gt;&lt;</text:span><text:span text:style-name="T9">a</text:span><text:span text:style-name="T10"> </text:span><text:span text:style-name="T12">href</text:span><text:span text:style-name="T10">=</text:span><text:span text:style-name="T14">"index.html"</text:span><text:span text:style-name="T6">&gt;</text:span><text:span text:style-name="T10">Home</text:span><text:span text:style-name="T6">&lt;/</text:span><text:span text:style-name="T9">a</text:span><text:span text:style-name="T6">&gt;&lt;/</text:span><text:span text:style-name="T9">li</text:span><text:span text:style-name="T6">&gt;</text:span></text:p>
      <text:p text:style-name="P19"><text:soft-page-break/><text:span text:style-name="T16">Setting </text:span><text:span text:style-name="T17">S</text:span><text:span text:style-name="T16">tyles by using </text:span><text:span text:style-name="T17">CSS</text:span><text:span text:style-name="T16"> </text:span><text:span text:style-name="T17">C</text:span><text:span text:style-name="T16">lasses </text:span></text:p>
      <text:p text:style-name="P16"/>
      <text:p text:style-name="P6"/>
      <text:p text:style-name="P16">You can create style rules by using a space and then another reference to a different sub selector.</text:p>
      <text:p text:style-name="P16"/>
      <text:p text:style-name="P21"><text:span text:style-name="T18">You can use classes to only apply style to a specific class of selector: </text:span><text:span text:style-name="T6">&lt;</text:span><text:span text:style-name="T9">section</text:span><text:span text:style-name="T10"> </text:span><text:span text:style-name="T12">class</text:span><text:span text:style-name="T10">=</text:span><text:span text:style-name="T14">"feature-box sales"</text:span><text:span text:style-name="T6">&gt;</text:span></text:p>
      <text:p text:style-name="P20"/>
      <text:p text:style-name="P20"/>
      <text:p text:style-name="P20"/>
      <text:p text:style-name="P17"><text:span text:style-name="T19">section.feature-box.sales</text:span> <text:span text:style-name="T19">div</text:span>{</text:p>
      <text:p text:style-name="P17"><text:span text:style-name="T11">background-color</text:span>: <text:span text:style-name="T13">red</text:span>;</text:p>
      <text:p text:style-name="P17"><text:span text:style-name="T11">margin</text:span>:<text:span text:style-name="T20">1px</text:span>;</text:p>
      <text:p text:style-name="P17"><text:span text:style-name="T11">width</text:span>: <text:span text:style-name="T20">100px</text:span>; </text:p>
      <text:p text:style-name="P17"><text:span text:style-name="T11">height</text:span>: <text:span text:style-name="T20">20px</text:span>; </text:p>
      <text:p text:style-name="P17">}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1:35:16.064240028</meta:creation-date>
    <dc:date>2023-11-15T17:22:55.181645892</dc:date>
    <meta:editing-duration>PT12M24S</meta:editing-duration>
    <meta:editing-cycles>1</meta:editing-cycles>
    <meta:document-statistic meta:table-count="0" meta:image-count="0" meta:object-count="0" meta:page-count="2" meta:paragraph-count="27" meta:word-count="432" meta:character-count="2467" meta:non-whitespace-character-count="2054"/>
    <meta:generator>LibreOffice/7.3.7.2$Linux_X86_64 LibreOffice_project/30$Build-2</meta:generator>
  </office:meta>
</office:document-meta>
</file>